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4" style:family="paragraph" style:parent-style-name="Text_20_body">
      <style:text-properties officeooo:rsid="00553583" officeooo:paragraph-rsid="00978ff4"/>
    </style:style>
    <style:style style:name="P5" style:family="paragraph" style:parent-style-name="Text_20_body">
      <style:text-properties officeooo:rsid="00a16917" officeooo:paragraph-rsid="00a16917"/>
    </style:style>
    <style:style style:name="P6" style:family="paragraph" style:parent-style-name="Text_20_body">
      <style:text-properties officeooo:rsid="00a53aaf" officeooo:paragraph-rsid="00a53aaf"/>
    </style:style>
    <style:style style:name="P7" style:family="paragraph" style:parent-style-name="Konsole">
      <style:text-properties officeooo:paragraph-rsid="00a3696d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rsid="00a16917" officeooo:paragraph-rsid="00a16917"/>
    </style:style>
    <style:style style:name="P10" style:family="paragraph" style:parent-style-name="Text_20_body">
      <style:text-properties officeooo:rsid="00a7f217" officeooo:paragraph-rsid="00a7f217"/>
    </style:style>
    <style:style style:name="P11" style:family="paragraph" style:parent-style-name="Text_20_body" style:list-style-name="L1">
      <style:paragraph-properties fo:margin-top="0cm" fo:margin-bottom="0.499cm" style:contextual-spacing="false"/>
    </style:style>
    <style:style style:name="T1" style:family="text">
      <style:text-properties officeooo:rsid="00a7f21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QLite mit Python</text:h>
      <text:p text:style-name="P4"/>
      <text:p text:style-name="P4"><text:a xlink:type="simple" xlink:href="https://www.informatik-aktuell.de/betrieb/datenbanken/datenbanken-mit-python-und-sqlite.html" text:style-name="Internet_20_link" text:visited-style-name="Visited_20_Internet_20_Link">https://www.informatik-aktuell.de/betrieb/datenbanken/datenbanken-mit-python-und-sqlite.html</text:a></text:p>
      <text:p text:style-name="P4"/>
      <text:p text:style-name="P4"><text:a xlink:type="simple" xlink:href="https://sqlitebrowser.org/dl/" text:style-name="Internet_20_link" text:visited-style-name="Visited_20_Internet_20_Link">https://sqlitebrowser.org/dl/</text:a></text:p>
      <text:p text:style-name="P4"/>
      <text:p text:style-name="P4"/>
      <text:p text:style-name="P4"/>
      <text:h text:style-name="Heading_20_2" text:outline-level="2">Datentypen</text:h>
      <text:list xml:id="list642418710" text:style-name="L1">
        <text:list-item>
          <text:p text:style-name="P8"><text:span text:style-name="Emphasis">TEXT</text:span> – für Zeichenketten</text:p>
        </text:list-item>
        <text:list-item>
          <text:p text:style-name="P8"><text:span text:style-name="Emphasis">INTEGER</text:span> – für ganze Zahlen</text:p>
        </text:list-item>
        <text:list-item>
          <text:p text:style-name="P8"><text:span text:style-name="Emphasis">REAL</text:span> – für Zahlen mit Nachkommastellen</text:p>
        </text:list-item>
        <text:list-item>
          <text:p text:style-name="P8"><text:span text:style-name="Emphasis">BLOB</text:span> – für <text:span text:style-name="Emphasis">binary large objects</text:span>, also große binäre Datenmengen</text:p>
        </text:list-item>
        <text:list-item>
          <text:p text:style-name="P11"><text:span text:style-name="Emphasis">NULL</text:span> – entspricht <text:span text:style-name="Emphasis">None</text:span> in Python</text:p>
        </text:list-item>
      </text:list>
      <text:p text:style-name="Text_20_body"/>
      <text:p text:style-name="Text_20_body"/>
      <text:p text:style-name="P4"/>
      <text:h text:style-name="Heading_20_2" text:outline-level="2">Verbindung herstellen</text:h>
      <text:p text:style-name="Konsole">import sqlite3</text:p>
      <text:p text:style-name="Konsole">from sqlite3 import Error</text:p>
      <text:p text:style-name="Konsole"/>
      <text:p text:style-name="Konsole"/>
      <text:p text:style-name="Konsole">def create_connection(db_file):</text:p>
      <text:p text:style-name="Konsole"><text:s text:c="4"/>""" create a database connection to a SQLite database """</text:p>
      <text:p text:style-name="Konsole"><text:s text:c="4"/>conn = None</text:p>
      <text:p text:style-name="Konsole"><text:s text:c="4"/>try:</text:p>
      <text:p text:style-name="Konsole"><text:s text:c="8"/>conn = sqlite3.connect(db_file)</text:p>
      <text:p text:style-name="Konsole"><text:s text:c="8"/>print(sqlite3.version)</text:p>
      <text:p text:style-name="Konsole"><text:s text:c="4"/>except Error as e:</text:p>
      <text:p text:style-name="Konsole"><text:s text:c="8"/>print(e)</text:p>
      <text:p text:style-name="P5"/>
      <text:h text:style-name="Heading_20_2" text:outline-level="2">Verbindung schließen</text:h>
      <text:p text:style-name="P5"/>
      <text:p text:style-name="Konsole">def close(self):</text:p>
      <text:p text:style-name="Konsole"><text:s text:c="2"/>""" close an open SQLite Connection """</text:p>
      <text:p text:style-name="P7"><text:s text:c="2"/>if conn:</text:p>
      <text:p text:style-name="P7"><text:s text:c="4"/>conn.close()</text:p>
      <text:p text:style-name="P5"/>
      <text:p text:style-name="P5"/>
      <text:h text:style-name="Heading_20_2" text:outline-level="2">SQL ausführen</text:h>
      <text:p text:style-name="Konsole">cursor.execute(sql)</text:p>
      <text:p text:style-name="Konsole">connection.commit()</text:p>
      <text:p text:style-name="Text_20_body"><text:soft-page-break/></text:p>
      <text:p text:style-name="P5"/>
      <text:h text:style-name="Heading_20_1" text:outline-level="1">Tipps</text:h>
      <text:h text:style-name="Heading_20_2" text:outline-level="2">DateTime</text:h>
      <text:p text:style-name="P6">Wird als INTEGER im als UNIX TS gespeichert, im Format <text:span text:style-name="CodeFormatted">YYYY-MM-DD HH:MM:SS</text:span>.</text:p>
      <text:p text:style-name="P6"/>
      <text:p text:style-name="Konsole">cursor.execute("INSERT INTO dates ('id','date') VALUES (?,?,?)", (None, now))</text:p>
      <text:p text:style-name="P5"/>
      <text:h text:style-name="Heading_20_2" text:outline-level="2">Tabelle leerne</text:h>
      <text:p text:style-name="P10">Bei SQLite gibt es kein Truncate, daher </text:p>
      <text:p text:style-name="Konsole">DELETE FROM <text:span text:style-name="T1">tabl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 loext:hyphenation-no-caps="false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Courier New2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QuellcodeFormatierung" style:family="paragraph" style:next-style-name="Standard" style:master-page-name="">
      <loext:graphic-properties draw:fill="bitmap" draw:fill-image-name="Bitmap_20_1" style:repeat="repeat" draw:fill-image-ref-point="top-left"/>
      <style:paragraph-properties fo:margin-left="0.6cm" fo:margin-right="0.6cm" fo:margin-top="0cm" fo:margin-bottom="0cm" style:contextual-spacing="false" fo:keep-together="always" fo:orphans="2" fo:widows="2" style:register-true="true" fo:text-indent="0cm" style:auto-text-indent="false" style:page-number="auto" fo:padding="0.349cm" fo:border="0.26pt solid #000000" style:shadow="none">
        <style:background-image xlink:href="Pictures/100002010000000C0000000C2EB581EDB2016587.png" xlink:type="simple" xlink:actuate="onLoad"/>
      </style:paragraph-properties>
      <style:text-properties style:font-name="Courier New2" fo:font-family="'Courier New'" style:font-style-name="Standard" style:font-family-generic="modern" style:font-pitch="fixed" fo:font-size="10pt"/>
    </style:style>
    <style:style style:name="Code-Konsole" style:family="paragraph" style:parent-style-name="Code" style:master-page-name="">
      <style:paragraph-properties fo:margin-left="1cm" fo:margin-right="0cm" fo:margin-top="0cm" fo:margin-bottom="0cm" style:contextual-spacing="false" fo:keep-together="always" fo:text-indent="0cm" style:auto-text-indent="false" style:page-number="auto" fo:padding="0.349cm" fo:border="0.31pt solid #000000" style:shadow="none" fo:keep-with-next="always"/>
      <style:text-properties style:font-name="Liberation Mono" fo:font-family="'Liberation Mono'" style:font-style-name="Standard" style:font-family-generic="modern" style:font-pitch="fixed" fo:font-size="10.5pt"/>
    </style:style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ReferenzÜberschrift" style:family="paragraph" style:parent-style-name="Standard">
      <style:paragraph-properties fo:margin-top="0cm" fo:margin-bottom="0.109cm" style:contextual-spacing="false"/>
      <style:text-properties style:font-name="Monospac821 BT" fo:font-family="'Monospac821 BT'" style:font-style-name="Fett" style:font-family-generic="modern" style:font-pitch="fixed" fo:font-size="16pt" fo:font-weight="bold"/>
    </style:style>
    <style:style style:name="cmd" style:family="paragraph" style:parent-style-name="Standard">
      <style:paragraph-properties fo:margin-top="0.494cm" fo:margin-bottom="0.494cm" style:contextual-spacing="false"/>
      <style:text-properties fo:font-size="12pt" style:font-size-asian="12pt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1" fo:font-family="'Courier New'" style:font-family-generic="modern" fo:font-size="10pt" fo:language="de" fo:country="AT" style:font-size-asian="10pt" style:font-name-complex="Courier New1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QuellcodeinTabelle" style:family="paragraph">
      <style:paragraph-properties fo:margin-left="0cm" fo:margin-right="0cm" fo:margin-top="0cm" fo:margin-bottom="0cm" style:contextual-spacing="false" fo:text-indent="0cm" style:auto-text-indent="false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3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2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 loext:opacity="100%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TableContent" style:family="text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3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Informatikzweig <text:tab/><text:tab/>Mag. Stefan Hagmann</text:p>
      </style:header>
      <style:footer>
        <text:p text:style-name="MP2"/>
        <text:p text:style-name="MP3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0H14M21S</meta:editing-duration>
    <meta:editing-cycles>136</meta:editing-cycles>
    <meta:generator>LibreOffice/7.1.7.2$Windows_X86_64 LibreOffice_project/c6a4e3954236145e2acb0b65f68614365aeee33f</meta:generator>
    <dc:date>2022-07-27T10:01:19.262000000</dc:date>
    <meta:document-statistic meta:table-count="0" meta:image-count="0" meta:object-count="0" meta:page-count="2" meta:paragraph-count="37" meta:word-count="137" meta:character-count="1094" meta:non-whitespace-character-count="951"/>
  </office:meta>
</office:document-meta>
</file>